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6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="0.74pt solid #000000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="0.74pt solid #000000"/>
      <style:text-properties style:text-position=""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74pt solid #000000"/>
      <style:text-properties style:text-position="" fo:font-size="9pt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8" style:family="table-cell" style:parent-style-name="Default">
      <style:table-cell-properties fo:border="0.74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A64-OlinuXino_Rev_E_1G0G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1R/1%/1206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2R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,R4,R33,R100,R105,R109,R63,R64,R65,R69,R7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R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20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243R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402</text:p>
          </table:table-cell>
          <table:table-cell table:style-name="ce9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1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3.92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8.25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402</text:p>
          </table:table-cell>
          <table:table-cell table:style-name="ce9" office:value-type="string" calcext:value-type="string">
            <text:p>R37,R40,R42,R85,R83,R95,R76,</text:p>
            <text:p>R79,R31,R52,R99,R106,R1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2.1k/1%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3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7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00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RA0805_(4X0402)_22R</text:p>
          </table:table-cell>
          <table:table-cell table:style-name="ce4" office:value-type="string" calcext:value-type="string">
            <text:p>RA0805</text:p>
          </table:table-cell>
          <table:table-cell table:style-name="ce4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A0805_(4X0402)_4.7k</text:p>
          </table:table-cell>
          <table:table-cell table:style-name="ce4" office:value-type="string" calcext:value-type="string">
            <text:p>RA0805</text:p>
          </table:table-cell>
          <table:table-cell table:style-name="ce4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A1206_(4x0603)_4B8_100k</text:p>
          </table:table-cell>
          <table:table-cell table:style-name="ce4" office:value-type="string" calcext:value-type="string">
            <text:p>RA1206</text:p>
          </table:table-cell>
          <table:table-cell table:style-name="ce4"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.7nH/L0402</text:p>
          </table:table-cell>
          <table:table-cell table:style-name="ce4" office:value-type="string" calcext:value-type="string">
            <text:p>L0402</text:p>
          </table:table-cell>
          <table:table-cell table:style-name="ce4"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WPA3015S1R5NT(1.5uH/2.30A/DCR&lt;0.1R/CD32)</text:p>
          </table:table-cell>
          <table:table-cell table:style-name="ce4" office:value-type="string" calcext:value-type="string">
            <text:p>CD32</text:p>
          </table:table-cell>
          <table:table-cell table:style-name="ce4" office:value-type="string" calcext:value-type="string">
            <text:p>L19,L20,L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WPA4018S1R5NT(1.5uH/3.35A/DCR&lt;0.1R/CD43)</text:p>
          </table:table-cell>
          <table:table-cell table:style-name="ce4" office:value-type="string" calcext:value-type="string">
            <text:p>CD43</text:p>
          </table:table-cell>
          <table:table-cell table:style-name="ce4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2uH/3A/YS75/7x8</text:p>
          </table:table-cell>
          <table:table-cell table:style-name="ce4" office:value-type="string" calcext:value-type="string">
            <text:p>7X8MM</text:p>
          </table:table-cell>
          <table:table-cell table:style-name="ce4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FB0805/600R/2A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2pF/50V/5%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24pF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3pF/50V/5%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nF/2kV/10%/X7R</text:p>
          </table:table-cell>
          <table:table-cell table:style-name="ce4" office:value-type="string" calcext:value-type="string">
            <text:p>C1206</text:p>
          </table:table-cell>
          <table:table-cell table:style-name="ce4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100nF/10V/10%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uF/10V/10%</text:p>
          </table:table-cell>
          <table:table-cell table:style-name="ce4" office:value-type="string" calcext:value-type="string">
            <text:p>C0603</text:p>
          </table:table-cell>
          <table:table-cell table:style-name="ce9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.2uF/6.3V/10%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56,C61</text:p>
          </table:table-cell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10uF/6.3V/20%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2uF/6.3V/20%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7uF/6.3V/20%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LED/YELLOW/0603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LED/Red/0603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FSMD035</text:p>
          </table:table-cell>
          <table:table-cell table:style-name="ce4" office:value-type="string" calcext:value-type="string">
            <text:p>FUSE-1206</text:p>
          </table:table-cell>
          <table:table-cell table:style-name="ce4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N5822/SS34/SMA</text:p>
          </table:table-cell>
          <table:table-cell table:style-name="ce4" office:value-type="string" calcext:value-type="string">
            <text:p>SMA</text:p>
          </table:table-cell>
          <table:table-cell table:style-name="ce4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N5819(S4SOD-123)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N4007/SMA</text:p>
          </table:table-cell>
          <table:table-cell table:style-name="ce4" office:value-type="string" calcext:value-type="string">
            <text:p>SMA-KA</text:p>
          </table:table-cell>
          <table:table-cell table:style-name="ce4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MBJ6.0A</text:p>
          </table:table-cell>
          <table:table-cell table:style-name="ce4" office:value-type="string" calcext:value-type="string">
            <text:p>DO214AA</text:p>
          </table:table-cell>
          <table:table-cell table:style-name="ce4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SS138(SOT23-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RLML6402(SOT-2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WPM1481-6/TR(DFN2X2-6L)</text:p>
          </table:table-cell>
          <table:table-cell table:style-name="ce4" office:value-type="string" calcext:value-type="string">
            <text:p>DFN2x2-6L</text:p>
          </table:table-cell>
          <table:table-cell table:style-name="ce4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MS1117(ADJ)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lWinner-A64(FBGA396)</text:p>
          </table:table-cell>
          <table:table-cell table:style-name="ce4" office:value-type="string" calcext:value-type="string">
            <text:p>FBGA396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XP803(QFN68_8x8mm)</text:p>
          </table:table-cell>
          <table:table-cell table:style-name="ce4" office:value-type="string" calcext:value-type="string">
            <text:p>QFN68</text:p>
          </table:table-cell>
          <table:table-cell table:style-name="ce4"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K4B4G1646Q-HYK0(256Mx16_DDR3-1600_11-11-11)</text:p>
          </table:table-cell>
          <table:table-cell table:style-name="ce4" office:value-type="string" calcext:value-type="string">
            <text:p>FBGA96</text:p>
          </table:table-cell>
          <table:table-cell table:style-name="ce4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SZ9031RNXCC(QFN48)</text:p>
          </table:table-cell>
          <table:table-cell table:style-name="ce4" office:value-type="string" calcext:value-type="string">
            <text:p>QFN48</text:p>
          </table:table-cell>
          <table:table-cell table:style-name="ce4"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Y6280AAC(SOT23-5)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T3608(SOT23-6)</text:p>
          </table:table-cell>
          <table:table-cell table:style-name="ce4" office:value-type="string" calcext:value-type="string">
            <text:p>SOT23-6</text:p>
          </table:table-cell>
          <table:table-cell table:style-name="ce4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Q32.768kHz/12.5pF/20ppm/4P/SMD8038</text:p>
          </table:table-cell>
          <table:table-cell table:style-name="ce7" office:value-type="string" calcext:value-type="string">
            <text:p>SMD8038</text:p>
          </table:table-cell>
          <table:table-cell table:style-name="ce4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Q24MHZ/20pF/20ppm/2P/5x3.2mm</text:p>
          </table:table-cell>
          <table:table-cell table:style-name="ce4" office:value-type="string" calcext:value-type="string">
            <text:p>5.0x3.2mm</text:p>
          </table:table-cell>
          <table:table-cell table:style-name="ce4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Q25MHz/20pF/20ppm/2P/5x3.2mm</text:p>
          </table:table-cell>
          <table:table-cell table:style-name="ce4" office:value-type="string" calcext:value-type="string">
            <text:p>5.0x3.2mm</text:p>
          </table:table-cell>
          <table:table-cell table:style-name="ce4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CRO_SD(TFC-WPAPR-08)</text:p>
          </table:table-cell>
          <table:table-cell table:style-name="ce4" office:value-type="string" calcext:value-type="string">
            <text:p>TFC-WPAPR-08</text:p>
          </table:table-cell>
          <table:table-cell table:style-name="ce4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CRO_USB/MISB-SWMM-5B_LF</text:p>
          </table:table-cell>
          <table:table-cell table:style-name="ce4" office:value-type="string" calcext:value-type="string">
            <text:p>MISB-SWMM-5B_LF</text:p>
          </table:table-cell>
          <table:table-cell table:style-name="ce4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M211Q01FM22</text:p>
          </table:table-cell>
          <table:table-cell table:style-name="ce4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SCJ325P00XG0B02G</text:p>
          </table:table-cell>
          <table:table-cell table:style-name="ce4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PV-WZA21-20-LF</text:p>
          </table:table-cell>
          <table:table-cell table:style-name="ce4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HN1x2(Opened)</text:p>
          </table:table-cell>
          <table:table-cell table:style-name="ce4" office:value-type="string" calcext:value-type="string">
            <text:p>HN1x2</text:p>
          </table:table-cell>
          <table:table-cell table:style-name="ce4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HN1x3</text:p>
          </table:table-cell>
          <table:table-cell table:style-name="ce4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W02R</text:p>
          </table:table-cell>
          <table:table-cell table:style-name="ce4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HDMI-SWM-19</text:p>
          </table:table-cell>
          <table:table-cell table:style-name="ce4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USB_A_VERTICAL</text:p>
          </table:table-cell>
          <table:table-cell table:style-name="ce4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WRJ-2mm(YDJ-1134)</text:p>
          </table:table-cell>
          <table:table-cell table:style-name="ce8" office:value-type="string" calcext:value-type="string">
            <text:p>PWRJ-2mm(YDJ-1134)</text:p>
          </table:table-cell>
          <table:table-cell table:style-name="ce4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IT-1185AU2-160G-G-TR</text:p>
          </table:table-cell>
          <table:table-cell table:style-name="ce4" office:value-type="string" calcext:value-type="string">
            <text:p>uTACTIL</text:p>
          </table:table-cell>
          <table:table-cell table:style-name="ce4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R(Board_Mounted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R(Board_Mounted)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0R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NA(22R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8,R54,R66,R6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(243R/1%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NA(510R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k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(2.2k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NA(10k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61,R104,R48,R15,R16,R17,R22,</text:p>
            <text:p>R21,R23,R53,R56,R57,R6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(RA1206_(4x0603)_4B8_100k)</text:p>
          </table:table-cell>
          <table:table-cell table:style-name="ce4" office:value-type="string" calcext:value-type="string">
            <text:p>RA1206</text:p>
          </table:table-cell>
          <table:table-cell table:style-name="ce4"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M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NA(RCLAMP0524P(SLP2510P8))</text:p>
          </table:table-cell>
          <table:table-cell table:style-name="ce4" office:value-type="string" calcext:value-type="string">
            <text:p>SLP2510P8</text:p>
          </table:table-cell>
          <table:table-cell table:style-name="ce4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3.3nH/L0402)</text:p>
          </table:table-cell>
          <table:table-cell table:style-name="ce4" office:value-type="string" calcext:value-type="string">
            <text:p>L0402</text:p>
          </table:table-cell>
          <table:table-cell table:style-name="ce4"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0.8pF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.5pF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0pF/50V/5%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nF/50V/10%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NA(100nF/10V/10%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35,C37,C39,C40,C41,C44,C90,C92,C8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NA(2.2uF/6.3V/10%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36,C38,C4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NA(10uF/6.3V/20%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22uF/6.3V/20%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NA(47uF/6.3V/20%)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FB0805/600R/2A)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5025)</text:p>
          </table:table-cell>
          <table:table-cell table:style-name="ce4" office:value-type="string" calcext:value-type="string">
            <text:p>FUSE-5025</text:p>
          </table:table-cell>
          <table:table-cell table:style-name="ce4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W25Q128FVSIG)</text:p>
          </table:table-cell>
          <table:table-cell table:style-name="ce4" office:value-type="string" calcext:value-type="string">
            <text:p>SO-8</text:p>
          </table:table-cell>
          <table:table-cell table:style-name="ce4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KLMAG2GEND-B031(FBGA153))</text:p>
          </table:table-cell>
          <table:table-cell table:style-name="ce4" office:value-type="string" calcext:value-type="string">
            <text:p>FBGA153</text:p>
          </table:table-cell>
          <table:table-cell table:style-name="ce4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RTL8723BS(ComboModule))</text:p>
          </table:table-cell>
          <table:table-cell table:style-name="ce4" office:value-type="string" calcext:value-type="string">
            <text:p>RTL8723BS</text:p>
          </table:table-cell>
          <table:table-cell table:style-name="ce4"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MT29F64G08CBABA-WP(TSOP48))</text:p>
          </table:table-cell>
          <table:table-cell table:style-name="ce4" office:value-type="string" calcext:value-type="string">
            <text:p>TSOP48</text:p>
          </table:table-cell>
          <table:table-cell table:style-name="ce4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HN2x5)</text:p>
          </table:table-cell>
          <table:table-cell table:style-name="ce4" office:value-type="string" calcext:value-type="string">
            <text:p>HN2x5</text:p>
          </table:table-cell>
          <table:table-cell table:style-name="ce4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HN2x20)</text:p>
          </table:table-cell>
          <table:table-cell table:style-name="ce4" office:value-type="string" calcext:value-type="string">
            <text:p>HN2x20</text:p>
          </table:table-cell>
          <table:table-cell table:style-name="ce4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B4B-PH-K-S)</text:p>
          </table:table-cell>
          <table:table-cell table:style-name="ce4" office:value-type="string" calcext:value-type="string">
            <text:p>B4B-PH-K-S</text:p>
          </table:table-cell>
          <table:table-cell table:style-name="ce4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Open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Unsolder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Opened(2-3);Closed(1-2)</text:p>
          </table:table-cell>
          <table:table-cell table:style-name="ce4" office:value-type="string" calcext:value-type="string">
            <text:p>SJ_2</text:p>
          </table:table-cell>
          <table:table-cell table:style-name="ce4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Opened(2-3);Soldered(1-2)</text:p>
          </table:table-cell>
          <table:table-cell table:style-name="ce4" office:value-type="string" calcext:value-type="string">
            <text:p>SJ_2</text:p>
          </table:table-cell>
          <table:table-cell table:style-name="ce4" office:value-type="string" calcext:value-type="string">
            <text:p>LINEINL/MICIN2,LINEINR/MICIN1,PWR_PC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oldered(1-2);Opened(2-3)</text:p>
          </table:table-cell>
          <table:table-cell table:style-name="ce4" office:value-type="string" calcext:value-type="string">
            <text:p>SJ_2</text:p>
          </table:table-cell>
          <table:table-cell table:style-name="ce8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CB_WIFI_ANT</text:p>
          </table:table-cell>
          <table:table-cell table:style-name="ce8" office:value-type="string" calcext:value-type="string">
            <text:p>BT_Antenna_Inverted</text:p>
          </table:table-cell>
          <table:table-cell table:style-name="ce4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/>
          <table:table-cell table:number-columns-repeated="1023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86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E-1G0G-BOM</text:span></text:p>
        </style:region-center>
        <style:region-right>
          <text:p><text:span text:style-name="MT2">16.11.2017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09:58:46.482371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09:59:29.087845849</dc:date>
    <meta:editing-duration>PT54M10S</meta:editing-duration>
    <meta:editing-cycles>18</meta:editing-cycles>
    <meta:generator>LibreOffice/5.1.6.2$Linux_X86_64 LibreOffice_project/10m0$Build-2</meta:generator>
    <meta:document-statistic meta:table-count="1" meta:cell-count="444" meta:object-count="0"/>
  </office:meta>
</office:document-meta>
</file>